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cb6" officeooo:paragraph-rsid="00075cb6"/>
    </style:style>
    <style:style style:name="P2" style:family="paragraph" style:parent-style-name="Standard">
      <style:text-properties officeooo:rsid="00085bd5" officeooo:paragraph-rsid="00085bd5"/>
    </style:style>
    <style:style style:name="T1" style:family="text">
      <style:text-properties fo:language="en" fo:country="US"/>
    </style:style>
    <style:style style:name="T2" style:family="text">
      <style:text-properties officeooo:rsid="0008e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ic Generation of Convolutional Neural Networks using Genetic Programming</text:p>
      <text:p text:style-name="P1">Ricardo H. R. Lima, Aurora Pozo</text:p>
      <text:p text:style-name="P1"/>
      <text:p text:style-name="P1"/>
      <text:p text:style-name="P2">Machine Learning <text:span text:style-name="T2">t</text:span>asks are well known as being computationally <text:span text:style-name="T1">expensi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00:17.882561980</meta:creation-date>
    <dc:date>2018-10-15T16:06:48.801773575</dc:date>
    <meta:editing-duration>PT16M</meta:editing-duration>
    <meta:editing-cycles>1</meta:editing-cycles>
    <meta:document-statistic meta:table-count="0" meta:image-count="0" meta:object-count="0" meta:page-count="1" meta:paragraph-count="3" meta:word-count="25" meta:character-count="182" meta:non-whitespace-character-count="160"/>
    <meta:generator>LibreOffice/6.0.6.2$Linux_X86_64 LibreOffice_project/00m0$Build-2</meta:generator>
  </office:meta>
</office:document-meta>
</file>